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unSans-Regular" svg:font-family="SunSans-Regular" style:font-family-generic="swiss"/>
    <style:font-face style:name="Cumberland" svg:font-family="Cumberland, 'Courier New'" style:font-family-generic="modern" style:font-pitch="fixed"/>
    <style:font-face style:name="Andale Sans UI" svg:font-family="'Andale Sans UI'" style:font-pitch="variable"/>
    <style:font-face style:name="Arial1" svg:font-family="Arial" style:font-pitch="variable"/>
    <style:font-face style:name="Tahoma" svg:font-family="Tahoma" style:font-pitch="variable"/>
    <style:font-face style:name="Thorndale" svg:font-family="Thorndale, '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co1" style:family="table-column">
      <style:table-column-properties fo:break-before="auto" style:column-width="3.944cm"/>
    </style:style>
    <style:style style:name="co2" style:family="table-column">
      <style:table-column-properties fo:break-before="auto" style:column-width="13.63cm"/>
    </style:style>
    <style:style style:name="co3" style:family="table-column">
      <style:table-column-properties fo:break-before="auto" style:column-width="2.653cm"/>
    </style:style>
    <style:style style:name="co4" style:family="table-column">
      <style:table-column-properties fo:break-before="auto" style:column-width="5.53cm"/>
    </style:style>
    <style:style style:name="co5" style:family="table-column">
      <style:table-column-properties fo:break-before="auto" style:column-width="2.138cm"/>
    </style:style>
    <style:style style:name="co6" style:family="table-column">
      <style:table-column-properties fo:break-before="auto" style:column-width="2.267cm"/>
    </style:style>
    <style:style style:name="ro1" style:family="table-row">
      <style:table-row-properties style:row-height="0.61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42cm" fo:break-before="auto" style:use-optimal-row-height="true"/>
    </style:style>
    <style:style style:name="ro4" style:family="table-row">
      <style:table-row-properties style:row-height="4.897cm" fo:break-before="auto" style:use-optimal-row-height="true"/>
    </style:style>
    <style:style style:name="ro5" style:family="table-row">
      <style:table-row-properties style:row-height="5.29cm" fo:break-before="auto" style:use-optimal-row-height="true"/>
    </style:style>
    <style:style style:name="ro6" style:family="table-row">
      <style:table-row-properties style:row-height="7.661cm" fo:break-before="auto" style:use-optimal-row-height="true"/>
    </style:style>
    <style:style style:name="ro7" style:family="table-row">
      <style:table-row-properties style:row-height="9.239cm" fo:break-before="auto" style:use-optimal-row-height="true"/>
    </style:style>
    <style:style style:name="ro8" style:family="table-row">
      <style:table-row-properties style:row-height="3.711cm" fo:break-before="auto" style:use-optimal-row-height="true"/>
    </style:style>
    <style:style style:name="ro9" style:family="table-row">
      <style:table-row-properties style:row-height="2.921cm" fo:break-before="auto" style:use-optimal-row-height="true"/>
    </style:style>
    <style:style style:name="ro10" style:family="table-row">
      <style:table-row-properties style:row-height="2.526cm" fo:break-before="auto" style:use-optimal-row-height="true"/>
    </style:style>
    <style:style style:name="ro11" style:family="table-row">
      <style:table-row-properties style:row-height="11.61cm" fo:break-before="auto" style:use-optimal-row-height="true"/>
    </style:style>
    <style:style style:name="ro12" style:family="table-row">
      <style:table-row-properties style:row-height="9.634cm" fo:break-before="auto" style:use-optimal-row-height="true"/>
    </style:style>
    <style:style style:name="ro13" style:family="table-row">
      <style:table-row-properties style:row-height="4.501cm" fo:break-before="auto" style:use-optimal-row-height="true"/>
    </style:style>
    <style:style style:name="ro14" style:family="table-row">
      <style:table-row-properties style:row-height="2.131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21.482cm" fo:break-before="auto" style:use-optimal-row-height="true"/>
    </style:style>
    <style:style style:name="ro17" style:family="table-row">
      <style:table-row-properties style:row-height="6.87cm" fo:break-before="auto" style:use-optimal-row-height="true"/>
    </style:style>
    <style:style style:name="ro18" style:family="table-row">
      <style:table-row-properties style:row-height="6.08cm" fo:break-before="auto" style:use-optimal-row-height="true"/>
    </style:style>
    <style:style style:name="ro19" style:family="table-row">
      <style:table-row-properties style:row-height="5.685cm" fo:break-before="auto" style:use-optimal-row-height="true"/>
    </style:style>
    <style:style style:name="ro20" style:family="table-row">
      <style:table-row-properties style:row-height="7.265cm" fo:break-before="auto" style:use-optimal-row-height="true"/>
    </style:style>
    <style:style style:name="ro21" style:family="table-row">
      <style:table-row-properties style:row-height="4.1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85cm"/>
      <style:text-properties style:font-name="Arial" fo:font-size="12pt" fo:font-weight="bold"/>
    </style:style>
    <style:style style:name="ce2" style:family="table-cell" style:parent-style-name="Default">
      <style:table-cell-properties fo:padding="0.085cm"/>
      <style:text-properties style:font-name="Arial"/>
    </style:style>
    <style:style style:name="ce3" style:family="table-cell" style:parent-style-name="Default">
      <style:table-cell-properties fo:padding="0.085cm"/>
      <style:text-properties style:font-name="Arial" fo:font-weight="bold"/>
    </style:style>
    <style:style style:name="ce4" style:family="table-cell" style:parent-style-name="Default">
      <style:table-cell-properties fo:background-color="transparent" fo:padding="0.085cm"/>
      <style:text-properties style:font-name="Arial" fo:font-weight="bold"/>
    </style:style>
    <style:style style:name="ce5" style:family="table-cell" style:parent-style-name="Default">
      <style:table-cell-properties fo:background-color="#e6e6ff" fo:wrap-option="wrap" fo:padding="0.085cm" style:vertical-align="top"/>
      <style:text-properties style:font-name="Arial" fo:font-weight="bold"/>
    </style:style>
    <style:style style:name="ce6" style:family="table-cell" style:parent-style-name="Default">
      <style:table-cell-properties style:text-align-source="value-type" style:repeat-content="false" fo:wrap-option="wrap" fo:padding="0.085cm" style:vertical-align="top"/>
      <style:text-properties style:font-name="Arial" fo:font-size="10pt" fo:font-weight="normal" style:font-name-asian="Cumberland" style:font-size-asian="6.80000019073486pt" style:font-name-complex="Cumberland" style:language-complex="none" style:country-complex="none" style:font-weight-complex="bold"/>
    </style:style>
    <style:style style:name="ce7" style:family="table-cell" style:parent-style-name="Default">
      <style:table-cell-properties style:text-align-source="value-type" style:repeat-content="false" fo:wrap-option="wrap" fo:padding="0.085cm" style:vertical-align="top"/>
      <style:text-properties style:font-name="Arial" fo:font-size="10pt" fo:language="none" fo:country="none" style:font-size-asian="6.80000019073486pt" style:language-asian="none" style:country-asian="none" style:font-size-complex="12pt" style:language-complex="none" style:country-complex="none"/>
    </style:style>
    <style:style style:name="ce8" style:family="table-cell" style:parent-style-name="Default">
      <style:table-cell-properties style:text-align-source="value-type" style:repeat-content="false" fo:wrap-option="wrap" fo:padding="0.085cm" style:vertical-align="top"/>
      <style:text-properties style:font-name="Arial" fo:font-size="10pt" fo:language="none" fo:country="none" style:font-name-asian="SunSans-Regular" style:font-size-asian="6.80000019073486pt" style:language-asian="none" style:country-asian="none" style:font-name-complex="SunSans-Regular" style:font-size-complex="12pt" style:language-complex="none" style:country-complex="none"/>
    </style:style>
    <style:style style:name="ce9" style:family="table-cell" style:parent-style-name="Default">
      <style:table-cell-properties style:text-align-source="value-type" style:repeat-content="false" fo:wrap-option="wrap" fo:padding="0.085cm" style:vertical-align="top"/>
      <style:text-properties style:font-name="Arial" fo:font-size="10pt" fo:language="none" fo:country="none" style:font-name-asian="Arial" style:font-size-asian="6.80000019073486pt" style:language-asian="none" style:country-asian="none" style:font-name-complex="Arial" style:font-size-complex="12pt" style:language-complex="none" style:country-complex="none"/>
    </style:style>
    <style:style style:name="ce10" style:family="table-cell" style:parent-style-name="Default">
      <style:table-cell-properties style:text-align-source="value-type" style:repeat-content="false" fo:wrap-option="wrap" fo:padding="0.085cm" style:vertical-align="top"/>
      <style:text-properties style:font-name="Arial" fo:font-size="10pt"/>
    </style:style>
    <style:style style:name="ce11" style:family="table-cell" style:parent-style-name="Default">
      <style:table-cell-properties style:text-align-source="value-type" style:repeat-content="false" fo:wrap-option="wrap" fo:padding="0.085cm" style:vertical-align="top"/>
      <style:text-properties style:font-name="Arial" fo:font-size="10pt" fo:language="none" fo:country="none" style:font-size-asian="6.80000019073486pt" style:language-asian="none" style:country-asian="none" style:font-size-complex="12pt" style:language-complex="none" style:country-complex="none" style:font-weight-complex="bold"/>
    </style:style>
    <style:style style:name="ce12" style:family="table-cell" style:parent-style-name="Default">
      <style:table-cell-properties style:text-align-source="value-type" style:repeat-content="false" fo:wrap-option="wrap" fo:padding="0.085cm" style:vertical-align="top"/>
      <style:text-properties style:font-name="Arial" fo:font-size="10pt" fo:language="none" fo:country="none" fo:font-weight="normal" style:font-size-asian="6.80000019073486pt" style:language-asian="none" style:country-asian="none" style:font-size-complex="12pt" style:language-complex="none" style:country-complex="none" style:font-weight-complex="bold"/>
    </style:style>
    <style:style style:name="ce13" style:family="table-cell" style:parent-style-name="Default">
      <style:table-cell-properties style:text-align-source="value-type" style:repeat-content="false" fo:wrap-option="wrap" fo:padding="0.085cm" style:vertical-align="top"/>
      <style:text-properties style:font-name="Arial" fo:font-size="10pt" fo:language="none" fo:country="none" fo:font-weight="normal" style:font-size-asian="6.80000019073486pt" style:language-asian="none" style:country-asian="none" style:font-size-complex="14pt" style:language-complex="none" style:country-complex="none" style:font-weight-complex="bold"/>
    </style:style>
    <style:style style:name="ce14" style:family="table-cell" style:parent-style-name="Default">
      <style:table-cell-properties style:text-align-source="value-type" style:repeat-content="false" fo:wrap-option="wrap" fo:padding="0.085cm" style:vertical-align="top"/>
      <style:text-properties style:font-name="Arial"/>
    </style:style>
    <style:style style:name="ce15" style:family="table-cell" style:parent-style-name="Default">
      <style:table-cell-properties style:text-align-source="value-type" style:repeat-content="false" fo:padding="0.085cm" style:vertical-align="top"/>
      <style:text-properties style:font-name="Arial"/>
    </style:style>
    <style:style style:name="ce16" style:family="table-cell" style:parent-style-name="Default">
      <style:table-cell-properties fo:padding="0.085cm"/>
      <style:text-properties fo:color="#ff0000" style:font-name="Arial" fo:font-weight="bold"/>
    </style:style>
    <style:style style:name="ce17" style:family="table-cell" style:parent-style-name="Default">
      <style:table-cell-properties style:text-align-source="value-type" style:repeat-content="false" fo:wrap-option="wrap" fo:padding="0.085cm" style:vertical-align="top"/>
      <style:text-properties style:font-name="Arial" fo:font-size="10pt" fo:language="none" fo:country="none" style:font-name-asian="Cumberland" style:font-size-asian="6.80000019073486pt" style:language-asian="none" style:country-asian="none" style:font-name-complex="Cumberland" style:font-size-complex="12pt" style:language-complex="none" style:country-complex="none"/>
    </style:style>
    <style:style style:name="ce18" style:family="table-cell" style:parent-style-name="Default">
      <style:table-cell-properties style:text-align-source="value-type" style:repeat-content="false" fo:wrap-option="wrap" fo:padding="0.085cm" style:vertical-align="top"/>
      <style:text-properties style:font-name="Arial" fo:font-size="10pt" style:font-name-asian="SunSans-Regular" style:font-size-asian="6.80000019073486pt" style:language-asian="none" style:country-asian="none" style:font-name-complex="SunSans-Regular" style:font-size-complex="12pt" style:language-complex="none" style:country-complex="none"/>
    </style:style>
    <style:style style:name="ce19" style:family="table-cell" style:parent-style-name="Default">
      <style:table-cell-properties style:text-align-source="value-type" style:repeat-content="false" fo:wrap-option="wrap" fo:padding="0.085cm" style:vertical-align="top"/>
      <style:text-properties style:font-name="Arial" fo:font-size="10pt" style:font-size-asian="6.80000019073486pt" style:language-asian="none" style:country-asian="none" style:font-size-complex="12pt" style:language-complex="none" style:country-complex="none"/>
    </style:style>
    <style:style style:name="ce20" style:family="table-cell" style:parent-style-name="Default">
      <style:table-cell-properties style:text-align-source="value-type" style:repeat-content="false" fo:wrap-option="wrap" fo:padding="0.085cm" style:vertical-align="top"/>
      <style:text-properties style:font-name="Arial" fo:font-size="10pt" fo:language="none" fo:country="none" fo:font-weight="normal" style:font-size-asian="6.80000019073486pt" style:language-asian="none" style:country-asian="none" style:font-size-complex="12pt" style:language-complex="none" style:country-complex="none"/>
    </style:style>
    <style:style style:name="ce21" style:family="table-cell" style:parent-style-name="Default">
      <style:table-cell-properties style:text-align-source="value-type" style:repeat-content="false" fo:wrap-option="wrap" fo:padding="0.085cm" style:vertical-align="top"/>
      <style:text-properties style:font-name="Arial" fo:font-size="10pt" fo:language="none" fo:country="none" style:language-asian="none" style:country-asian="none" style:font-size-complex="12pt" style:language-complex="none" style:country-complex="none"/>
    </style:style>
    <style:style style:name="ce22" style:family="table-cell" style:parent-style-name="Default">
      <style:table-cell-properties style:text-align-source="value-type" style:repeat-content="false" fo:wrap-option="wrap" fo:padding="0.085cm" style:vertical-align="top"/>
      <style:text-properties style:font-name="Arial" fo:font-size="10pt" style:font-size-asian="6.80000019073486pt" style:language-asian="none" style:country-asian="none" style:font-size-complex="8pt" style:language-complex="none" style:country-complex="none"/>
    </style:style>
    <style:style style:name="ce23" style:family="table-cell" style:parent-style-name="Default">
      <style:table-cell-properties style:text-align-source="value-type" style:repeat-content="false" fo:wrap-option="wrap" fo:padding="0.085cm" style:vertical-align="top"/>
      <style:text-properties style:font-name="Arial" fo:font-size="10pt" fo:language="none" fo:country="none" style:font-size-asian="6.80000019073486pt" style:language-asian="none" style:country-asian="none" style:font-size-complex="11pt" style:language-complex="none" style:country-complex="none"/>
    </style:style>
    <style:style style:name="ce24" style:family="table-cell" style:parent-style-name="Default">
      <style:table-cell-properties style:text-align-source="value-type" style:repeat-content="false" fo:wrap-option="wrap" fo:padding="0.085cm" style:vertical-align="top"/>
      <style:text-properties style:font-name="Arial" fo:font-size="10.5pt" fo:language="none" fo:country="none" style:font-size-asian="6.80000019073486pt" style:language-asian="none" style:country-asian="none" style:font-size-complex="12pt" style:language-complex="none" style:country-complex="none"/>
    </style:style>
    <style:style style:name="ce25" style:family="table-cell" style:parent-style-name="Default">
      <style:table-cell-properties style:text-align-source="value-type" style:repeat-content="false" fo:wrap-option="wrap" fo:padding="0.085cm" style:vertical-align="top"/>
      <style:text-properties style:font-name="Arial" fo:font-size="10pt" fo:language="none" fo:country="none" style:font-size-asian="6.80000019073486pt" style:language-asian="none" style:country-asian="none" style:language-complex="none" style:country-complex="none"/>
    </style:style>
    <style:style style:name="ce26" style:family="table-cell" style:parent-style-name="Default">
      <style:table-cell-properties style:text-align-source="value-type" style:repeat-content="false" fo:wrap-option="wrap" fo:padding="0.085cm" style:vertical-align="top"/>
      <style:text-properties style:font-name="Arial" fo:font-size="10pt" fo:font-weight="normal" style:font-size-asian="6.80000019073486pt" style:language-asian="none" style:country-asian="none" style:font-size-complex="11pt" style:language-complex="none" style:country-complex="none"/>
    </style:style>
    <style:style style:name="ce27" style:family="table-cell" style:parent-style-name="Default">
      <style:table-cell-properties style:text-align-source="fix" style:repeat-content="false" fo:padding="0.085cm"/>
      <style:paragraph-properties fo:text-align="end" fo:margin-left="0cm"/>
      <style:text-properties style:font-name="Arial"/>
    </style:style>
    <style:style style:name="ce28" style:family="table-cell" style:parent-style-name="Default">
      <style:table-cell-properties style:text-align-source="fix" style:repeat-content="false" fo:padding="0.085cm"/>
      <style:paragraph-properties fo:text-align="center" fo:margin-left="0cm"/>
      <style:text-properties style:font-name="Arial"/>
    </style:style>
    <style:style style:name="ce29" style:family="table-cell" style:parent-style-name="Default">
      <style:table-cell-properties fo:background-color="#e6e6ff" style:text-align-source="fix" style:repeat-content="false" fo:wrap-option="wrap" fo:padding="0.085cm" style:vertical-align="top"/>
      <style:paragraph-properties fo:text-align="center" fo:margin-left="0cm"/>
      <style:text-properties style:font-name="Arial" fo:font-weight="bold"/>
    </style:style>
    <style:style style:name="ce30" style:family="table-cell" style:parent-style-name="Default">
      <style:table-cell-properties style:text-align-source="fix" style:repeat-content="false" fo:wrap-option="wrap" fo:padding="0.085cm" style:vertical-align="top"/>
      <style:paragraph-properties fo:text-align="center" fo:margin-left="0cm"/>
      <style:text-properties style:font-name="Arial" fo:font-size="10pt"/>
    </style:style>
    <style:style style:name="ce31" style:family="table-cell" style:parent-style-name="Default">
      <style:table-cell-properties style:text-align-source="fix" style:repeat-content="false" fo:wrap-option="wrap" fo:padding="0.085cm" style:vertical-align="top"/>
      <style:paragraph-properties fo:text-align="center" fo:margin-left="0cm"/>
      <style:text-properties style:font-name="Arial"/>
    </style:style>
    <style:style style:name="ce32" style:family="table-cell" style:parent-style-name="Default">
      <style:table-cell-properties style:text-align-source="fix" style:repeat-content="false" fo:padding="0.085cm" style:vertical-align="top"/>
      <style:paragraph-properties fo:text-align="center" fo:margin-left="0cm"/>
      <style:text-properties style:font-name="Arial"/>
    </style:style>
    <style:style style:name="T1" style:family="text">
      <style:text-properties style:font-name="Thorndale" fo:font-size="12pt" fo:language="none" fo:country="none" fo:font-style="normal" fo:font-weight="normal" style:language-asian="none" style:country-asian="none" style:font-size-complex="12pt"/>
    </style:style>
    <style:style style:name="T2" style:family="text">
      <style:text-properties style:font-name="Thorndale" fo:font-size="12pt" fo:language="none" fo:country="none" fo:font-style="normal" fo:font-weight="bold" style:language-asian="none" style:country-asian="none" style:font-weight-asian="bold" style:font-size-complex="12pt" style:font-weight-complex="bold"/>
    </style:style>
    <style:style style:name="T3" style:family="text">
      <style:text-properties style:font-name="Arial" fo:font-size="10pt" fo:language="none" fo:country="none" fo:font-weight="normal" style:language-asian="none" style:country-asian="none" style:font-size-complex="12pt" style:font-weight-complex="bold"/>
    </style:style>
    <style:style style:name="T4" style:family="text">
      <style:text-properties style:font-name="Arial" fo:font-size="10pt" fo:language="none" fo:country="none" fo:font-weight="normal" style:language-asian="none" style:country-asian="none" style:font-size-complex="12pt"/>
    </style:style>
    <style:style style:name="T5" style:family="text">
      <style:text-properties style:font-name="Arial" fo:font-size="10pt" fo:language="none" fo:country="none" fo:font-style="normal" fo:font-weight="normal" style:font-name-asian="Cumberland" style:language-asian="none" style:country-asian="none" style:font-weight-asian="normal" style:font-name-complex="Cumberland" style:font-size-complex="12pt" style:font-weight-complex="normal"/>
    </style:style>
    <style:style style:name="T6" style:family="text">
      <style:text-properties style:font-name="Arial" fo:font-size="10pt" fo:language="none" fo:country="none" fo:font-style="normal" fo:font-weight="normal" style:font-name-asian="Cumberland" style:language-asian="none" style:country-asian="none" style:font-name-complex="Cumberland" style:font-size-complex="12pt"/>
    </style:style>
    <style:style style:name="T7" style:family="text">
      <style:text-properties style:font-name="Arial" fo:font-size="10pt" fo:language="none" fo:country="none" style:language-asian="none" style:country-asian="none" style:font-size-complex="12pt"/>
    </style:style>
    <style:style style:name="T8" style:family="text">
      <style:text-properties style:font-name="Arial" fo:font-size="10pt" style:font-name-asian="SunSans-Regular" style:language-asian="none" style:country-asian="none" style:font-name-complex="SunSans-Regular" style:font-size-complex="12pt"/>
    </style:style>
    <style:style style:name="T9" style:family="text">
      <style:text-properties style:font-name="Arial" fo:font-size="10pt" style:font-name-asian="Cumberland" style:language-asian="none" style:country-asian="none" style:font-name-complex="Cumberland"/>
    </style:style>
    <style:style style:name="T10" style:family="text">
      <style:text-properties style:font-name="Arial" fo:font-size="10pt" fo:language="none" fo:country="none" fo:font-style="italic" fo:font-weight="normal" style:language-asian="none" style:country-asian="none" style:font-style-asian="italic" style:font-size-complex="12pt" style:font-style-complex="italic"/>
    </style:style>
    <style:style style:name="T11" style:family="text">
      <style:text-properties fo:color="#00ff00" style:font-name="Arial" fo:font-size="10pt" fo:language="none" fo:country="none" fo:font-style="normal" fo:font-weight="normal" style:language-asian="none" style:country-asian="none" style:font-size-complex="12pt"/>
    </style:style>
    <style:style style:name="T12" style:family="text">
      <style:text-properties fo:font-size="10pt" fo:language="none" fo:country="none" style:font-name-asian="Arial" style:language-asian="none" style:country-asian="none" style:font-name-complex="Arial"/>
    </style:style>
    <style:style style:name="T13" style:family="text">
      <style:text-properties fo:color="#000000" style:font-name="Arial" fo:font-size="10pt" fo:language="none" fo:country="none" fo:font-style="normal" fo:font-weight="normal" style:font-name-asian="Arial" style:language-asian="none" style:country-asian="none" style:font-name-complex="Arial" style:font-size-complex="12pt"/>
    </style:style>
    <style:style style:name="T14" style:family="text">
      <style:text-properties fo:font-size="10pt" fo:language="none" fo:country="none" style:language-asian="none" style:country-asian="none"/>
    </style:style>
    <style:style style:name="T15" style:family="text">
      <style:text-properties fo:color="#000000" style:font-name="Arial" fo:font-size="10pt" fo:language="none" fo:country="none" fo:font-style="normal" fo:font-weight="normal" style:language-asian="none" style:country-asian="none" style:font-size-complex="12pt"/>
    </style:style>
    <style:style style:name="T16" style:family="text">
      <style:text-properties style:font-name="Arial" fo:font-size="10pt" fo:language="none" fo:country="none" fo:font-style="normal" fo:font-weight="normal" style:language-asian="none" style:country-asian="none" style:font-size-complex="12pt"/>
    </style:style>
    <style:style style:name="T17" style:family="text">
      <style:text-properties style:font-name="Arial" fo:font-size="10pt" style:language-asian="none" style:country-asian="none" style:font-size-complex="12pt"/>
    </style:style>
    <style:style style:name="T18" style:family="text">
      <style:text-properties style:font-name="Arial" fo:font-size="10pt" fo:language="en" fo:country="US" fo:font-style="normal" fo:font-weight="normal" style:language-asian="none" style:country-asian="none" style:font-size-complex="12pt"/>
    </style:style>
    <style:style style:name="T19" style:family="text">
      <style:text-properties style:font-name="Arial" fo:font-size="10pt" fo:language="none" fo:country="none" fo:font-style="italic" fo:font-weight="normal" style:language-asian="none" style:country-asian="none" style:font-style-asian="italic" style:font-weight-asian="bold" style:font-size-complex="12pt" style:font-style-complex="italic" style:font-weight-complex="bold"/>
    </style:style>
    <style:style style:name="T20" style:family="text">
      <style:text-properties style:font-name="Arial" fo:font-size="10pt" fo:language="none" fo:country="none" fo:font-style="normal" fo:font-weight="normal" style:language-asian="none" style:country-asian="none" style:font-style-asian="normal" style:font-weight-asian="bold" style:font-size-complex="12pt" style:font-style-complex="normal" style:font-weight-complex="bold"/>
    </style:style>
    <style:style style:name="T21" style:family="text">
      <style:text-properties style:font-name="Arial" fo:font-size="10pt" fo:language="none" fo:country="none" fo:font-style="normal" fo:font-weight="normal" style:language-asian="none" style:country-asian="none" style:font-style-asian="normal" style:font-size-complex="12pt" style:font-style-complex="normal"/>
    </style:style>
    <style:style style:name="T22" style:family="text">
      <style:text-properties style:font-name="Arial" fo:font-size="10pt" fo:language="none" fo:country="none" fo:font-style="normal" fo:font-weight="normal" style:language-asian="none" style:country-asian="none" style:font-weight-asian="bold" style:font-size-complex="12pt" style:font-weight-complex="bold"/>
    </style:style>
    <style:style style:name="T23" style:family="text">
      <style:text-properties style:font-name="Arial" fo:font-size="10pt"/>
    </style:style>
    <style:style style:name="T24" style:family="text">
      <style:text-properties style:font-name="Arial" fo:font-size="10pt" fo:language="none" fo:country="none" fo:font-style="normal" fo:font-weight="normal" style:font-size-asian="12pt" style:language-asian="none" style:country-asian="none" style:font-weight-asian="normal" style:font-size-complex="12pt" style:font-weight-complex="normal"/>
    </style:style>
    <style:style style:name="T25" style:family="text">
      <style:text-properties style:font-name="Arial" fo:font-size="10pt" fo:language="none" fo:country="none" fo:font-style="normal" fo:font-weight="normal" style:font-name-asian="Arial" style:language-asian="none" style:country-asian="none" style:font-weight-asian="normal" style:font-name-complex="Arial" style:font-size-complex="12pt" style:font-weight-complex="normal"/>
    </style:style>
    <style:style style:name="T26" style:family="text">
      <style:text-properties style:font-name="Arial" fo:font-size="10pt" style:language-asian="none" style:country-asian="none" style:font-size-complex="8pt"/>
    </style:style>
    <style:style style:name="T27" style:family="text">
      <style:text-properties style:font-name="Arial" fo:font-size="10pt" fo:language="none" fo:country="none" fo:font-style="normal" fo:font-weight="bold" style:language-asian="none" style:country-asian="none" style:font-weight-asian="bold" style:font-size-complex="12pt" style:font-weight-complex="bold"/>
    </style:style>
    <style:style style:name="T28" style:family="text">
      <style:text-properties style:font-name="Arial" fo:font-size="10pt" fo:language="none" fo:country="none" fo:font-style="normal" style:text-underline-style="solid" style:text-underline-width="auto" style:text-underline-color="font-color" fo:font-weight="normal" style:language-asian="none" style:country-asian="none" style:font-size-complex="12pt"/>
    </style:style>
  </office:automatic-styles>
  <office:body>
    <office:spreadsheet>
      <table:table table:name="Ranking"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8"/>
        <table:table-column table:style-name="co6" table:number-columns-repeated="250" table:default-cell-style-name="ce2"/>
        <table:table-row table:style-name="ro1">
          <table:table-cell table:style-name="ce1" office:value-type="string" table:number-columns-spanned="3" table:number-rows-spanned="1">
            <text:p>Ranking Sessioni Java Conference 2006</text:p>
          </table:table-cell>
          <table:covered-table-cell table:number-columns-repeated="2"/>
          <table:table-cell table:number-columns-repeated="253"/>
        </table:table-row>
        <table:table-row table:style-name="ro2">
          <table:table-cell table:number-columns-repeated="256"/>
        </table:table-row>
        <table:table-row table:style-name="ro2">
          <table:table-cell table:style-name="ce3" office:value-type="string">
            <text:p>Java User Group:</text:p>
          </table:table-cell>
          <table:table-cell table:style-name="ce16" office:value-type="string">
            <text:p>JUG Padova</text:p>
          </table:table-cell>
          <table:table-cell/>
          <table:table-cell office:value-type="string">
            <text:p>Ranking:</text:p>
          </table:table-cell>
          <table:table-cell table:number-columns-repeated="252"/>
        </table:table-row>
        <table:table-row table:style-name="ro2">
          <table:table-cell table:number-columns-repeated="3"/>
          <table:table-cell table:style-name="ce27" office:value-type="string">
            <text:p>1 = basso</text:p>
          </table:table-cell>
          <table:table-cell table:number-columns-repeated="252"/>
        </table:table-row>
        <table:table-row table:style-name="ro2">
          <table:table-cell table:number-columns-repeated="3"/>
          <table:table-cell table:style-name="ce27" office:value-type="string">
            <text:p>5 = alto</text:p>
          </table:table-cell>
          <table:table-cell table:number-columns-repeated="252"/>
        </table:table-row>
        <table:table-row table:style-name="ro2">
          <table:table-cell table:style-name="ce4" office:value-type="string">
            <text:p>Elenco Sessioni</text:p>
          </table:table-cell>
          <table:table-cell office:value-type="string">
            <text:p>(aggiornato al 11 Maggio ore 17.20)</text:p>
          </table:table-cell>
          <table:table-cell table:number-columns-repeated="254"/>
        </table:table-row>
        <table:table-row table:style-name="ro2">
          <table:table-cell table:number-columns-repeated="256"/>
        </table:table-row>
        <table:table-row table:style-name="ro3">
          <table:table-cell table:style-name="ce5" office:value-type="string">
            <text:p>Titolo</text:p>
          </table:table-cell>
          <table:table-cell table:style-name="ce5" office:value-type="string">
            <text:p>Abstract</text:p>
          </table:table-cell>
          <table:table-cell table:style-name="ce5" office:value-type="string">
            <text:p>Autore</text:p>
          </table:table-cell>
          <table:table-cell table:style-name="ce5" office:value-type="string">
            <text:p>Proposal File Name</text:p>
          </table:table-cell>
          <table:table-cell table:style-name="ce29" office:value-type="string">
            <text:p>Interesse</text:p>
            <text:p>(1-5)</text:p>
          </table:table-cell>
          <table:table-cell table:style-name="ce29" office:value-type="string">
            <text:p>Giudizio Tecnico</text:p>
            <text:p>(1-5)</text:p>
          </table:table-cell>
          <table:table-cell table:style-name="ce3" table:number-columns-repeated="250"/>
        </table:table-row>
        <table:table-row table:style-name="ro4">
          <table:table-cell table:style-name="ce6" office:value-type="string">
            <text:p>Tools e Applicazioni Java per il Web Semantico: una grande opportunità</text:p>
          </table:table-cell>
          <table:table-cell table:style-name="ce17" office:value-type="string">
            <text:p><text:span text:style-name="T5">Grazie alla sua grande diffusione in ambiente accademico, Java si trova </text:span><text:span text:style-name="T6">ora in pole position <text:s/>per quanto riguarda il numero di strumenti per affrontare gli scenari del Web Semantico. In questa presentazione introdurrò prima i concetti fondamentali e gli scenari che hanno guidato il lavoro della W3C Semantic Web initiative, illustrero' poi toolkit Java open source disponibili e semplici demo di funzionamento ed infine DBin, un vero e proprio framework open source basato su Java e la Eclipse Rich Client Platform con cui sviluppare in maniera RAD applicazioni collaborative distribuit semantic web dotate di sofisticate funzioni come firme digitali, browsing e data entry ontologico, <text:s/>piena compatibilità con gli standard W3C.</text:span></text:p>
            <text:p><text:span text:style-name="T7">Nella presentazione saranno illustrati use case di gestione documentale e di gestione distribuita di annotazioni sul territorio ad esempio ad uso protezione civile e gestione di un sito web basato su database Semantic Web.</text:span></text:p>
          </table:table-cell>
          <table:table-cell table:style-name="ce7" office:value-type="string">
            <text:p>Giovanni Tummarello</text:p>
          </table:table-cell>
          <table:table-cell table:style-name="ce10" office:value-type="string">
            <text:p>JC06_CFP_JIP_01.odt</text:p>
          </table:table-cell>
          <table:table-cell table:style-name="ce30" table:number-columns-repeated="2"/>
          <table:table-cell table:style-name="ce10" table:number-columns-repeated="250"/>
        </table:table-row>
        <table:table-row table:style-name="ro5">
          <table:table-cell table:style-name="ce7" office:value-type="string">
            <text:p>Sicurezza per applicazioni J2EE: autenticazione ed autorizzazioni</text:p>
          </table:table-cell>
          <table:table-cell table:style-name="ce7" office:value-type="string">
            <text:p><text:span text:style-name="T7">Come proteggere l’accesso ad un’applicazione J2EE che si rivolge a tipologie diverse di utenti </text:span><text:span text:style-name="T7"><text:line-break/></text:span><text:span text:style-name="T7">Quando sviluppiamo un’applicazione di tipo enterprise rivolta solo a determinate tipologie di utenti, dobbiamo proteggerla con un sistema di autenticazione ed autorizzazioni adeguato. L'intervento si rivolge a coloro che hanno familiarità con lo sviluppo e la distribuzione di applicazioni in ambiente enterprise e spiega come proteggerne l’accesso. Per memorizzare gli utenti saranno analizzati sia semplici metodi come l'impiego del “Memory Realm” (per la memorizzazione in un file) e del “JDBCRealm” (per la memorizzazione in un database) sia sistemi più complessi come l'impiego del JNDIRealm, atttraverso il quale possiamo memorizzare utenti e ruoli in un server LDAP.</text:span></text:p>
            <text:p><text:span text:style-name="T7">Infine faremo vedere anche una applicazione di queste metologie di controllo dell'accesso ai Web Services.</text:span></text:p>
          </table:table-cell>
          <table:table-cell table:style-name="ce7" office:value-type="string">
            <text:p>Ludwig Bargagli</text:p>
          </table:table-cell>
          <table:table-cell table:style-name="ce10" office:value-type="string">
            <text:p>JC06_CFP_JIP_02.odt</text:p>
          </table:table-cell>
          <table:table-cell table:style-name="ce30" table:number-columns-repeated="2"/>
          <table:table-cell table:style-name="ce10" table:number-columns-repeated="250"/>
        </table:table-row>
        <table:table-row table:style-name="ro6">
          <table:table-cell table:style-name="ce8" office:value-type="string">
            <text:p>Se lo riconosci, forse, lo eviti.</text:p>
          </table:table-cell>
          <table:table-cell table:style-name="ce18" office:value-type="string">
            <text:p><text:span text:style-name="T8">Lo scopo del talk è fornire una panoramica sugli Anti-Pattern per imparare</text:span></text:p>
            <text:p><text:span text:style-name="T8">a riconoscerli</text:span></text:p>
            <text:p><text:span text:style-name="T9">in modo da gestirli ed evitare vicoli ciechi nel ciclo di</text:span></text:p>
            <text:p><text:span text:style-name="T9">vita del software.</text:span></text:p>
            <text:p><text:span text:style-name="T9">L'antipattern si può definire “pattern” in quanto è una soluzione</text:span></text:p>
            <text:p><text:span text:style-name="T9">progettuale generale a un problema ricorrente ed è costituito da un</text:span></text:p>
            <text:p><text:span text:style-name="T9">nome, un problema ed una soluzione.</text:span></text:p>
            <text:p><text:span text:style-name="T9">La differenza tra un normale pattern (o "Pattern Migliorativo") ed un</text:span></text:p>
            <text:p><text:span text:style-name="T9">Anti-Pattern è che il primo è caratterizzato da una soluzione</text:span></text:p>
            <text:p><text:span text:style-name="T9">fondamentalmente buona/positiva, mentre il secondo è caratterizzato da</text:span></text:p>
            <text:p><text:span text:style-name="T9">una falsa soluzione o da una soluzione fondamentalmente negativa.</text:span></text:p>
            <text:p><text:span text:style-name="T9">Verranno illustrati i principali Anti-Pattern, con le relative</text:span></text:p>
            <text:p><text:span text:style-name="T9">soluzioni alternative, all 'interno del: Project management, Design,</text:span></text:p>
            <text:p><text:span text:style-name="T9">Object-oriented programming e Developing.</text:span></text:p>
            <text:p><text:span text:style-name="T9">Seguendo questa presentazione sarà possibile evitare la maggior parte</text:span></text:p>
            <text:p><text:span text:style-name="T9">degli Anti-Pattern ed utilizzare invece un approccio sano alla</text:span></text:p>
            <text:p><text:span text:style-name="T9">progettazione e sviluppo del software.</text:span></text:p>
            <text:p><text:span text:style-name="T9">Laddove non fosse possibile "risolvere" l'Anti-Pattern, sarà fondamentale</text:span></text:p>
            <text:p><text:span text:style-name="T9">essere in grado di evidenziarlo e monitorarlo come criticità di progetto.</text:span></text:p>
          </table:table-cell>
          <table:table-cell table:style-name="ce23" office:value-type="string">
            <text:p>Simone Federici</text:p>
          </table:table-cell>
          <table:table-cell table:style-name="ce10" office:value-type="string">
            <text:p>JC06_CFP_JIP_03.odt</text:p>
          </table:table-cell>
          <table:table-cell table:style-name="ce30" table:number-columns-repeated="2"/>
          <table:table-cell table:style-name="ce10" table:number-columns-repeated="250"/>
        </table:table-row>
        <table:table-row table:style-name="ro7">
          <table:table-cell table:style-name="ce7" office:value-type="string">
            <text:p>Lo sviluppo di applicazioni web dinamiche con Struts e Ajax</text:p>
          </table:table-cell>
          <table:table-cell table:style-name="ce7" office:value-type="string">
            <text:p><text:span text:style-name="T7">Struts, uno dei più diffusi framework open source per lo sviluppo di applicazioni web dinamiche basate su servlet e JavaServer Pages (JSP), deve la sua popolarità alla implementazione del famoso design pattern Model-View-Controller (MVC). Nella comunità web si sta sempre più diffusamente afffermando Ajax (Asynchronous JavaScript and XML), la tecnica basata su JavaScript e XML, che attraverso l'uso di chiamate asincrone al web server e alla corrispondente restituzione di contenuto mirato, consente di superare il ricaricamento completo delle pagine e la gestione delle pagine di notifica di dati invalidi che rappresentano un grosso ostacolo all'usabilità, alla velocità e alla progettazione delle applicazioni web. Infatti, Ajax, grazie anche alla possibilità di validare in tempo reale i dati inseriti nei </text:span><text:span text:style-name="T10">form</text:span><text:span text:style-name="T7"> HTML, consente di evitare le noiose pagine di risposta del web server che riportano messaggi relativi a dati inconsistenti o invalidi.</text:span></text:p>
            <text:p><text:span text:style-name="T7">Il lavoro presenta una soluzione che, utilizzando la tecnica Ajax, estende il framework Struts e ne integra le regole di validazione dei dati inseriti nei </text:span><text:span text:style-name="T10">form</text:span><text:span text:style-name="T7"> HTML con funzionalità di validazione e di completamento in tempo reale. La soluzione può essere considerata come un “plug-in”, costituito da classi Java, funzioni JavaScript e file di validazione, da “installare” nelle applicazioni Struts esistenti senza apportare modifiche al codice già scritto.</text:span></text:p>
            <text:p><text:span text:style-name="T7">L'integrazione di Ajax con Struts introduce molti benefici perché consente di avere i vantaggi di entrambe le tecnologie e avvicina le applicazioni web alle applicazioni </text:span><text:span text:style-name="T10">desktop</text:span><text:span text:style-name="T11"> </text:span><text:span text:style-name="T7">tradizionali grazie all'interfaccia grafica migliorata, alla facilità e alla velocità di utilizzo favorendo il passaggio verso quello che viene denominato Web 2.0.</text:span></text:p>
          </table:table-cell>
          <table:table-cell table:style-name="ce7" office:value-type="string">
            <text:p>Giovanni Lofrumento</text:p>
          </table:table-cell>
          <table:table-cell table:style-name="ce10" office:value-type="string">
            <text:p>JC06_CFP_JIP_04.odt</text:p>
          </table:table-cell>
          <table:table-cell table:style-name="ce30" table:number-columns-repeated="2"/>
          <table:table-cell table:style-name="ce10" table:number-columns-repeated="250"/>
        </table:table-row>
        <table:table-row table:style-name="ro8">
          <table:table-cell table:style-name="ce7" office:value-type="string">
            <text:p>J2EE Beehive Framework: quicker and easier for your J2EE solutions</text:p>
          </table:table-cell>
          <table:table-cell table:style-name="ce7" office:value-type="string">
            <text:p><text:span text:style-name="T7">La nuova Frontiera J2EE che ha come obiettivo quello di rendere più semplice e più veloce lo sviluppo di web application attraverso le nuove tecnologie java standard e le ultimissime java specification request della community process.</text:span></text:p>
            <text:p><text:span text:style-name="T7">-NETUI (JSR-175): un annotation-driven web application programming framework basato sulla tecnologia struts, incrementandone la potenzialita'.</text:span></text:p>
            <text:p><text:span text:style-name="T7">-Model Controls : metadata-driven component framework, come astrazione unica e semplificata per l'accesso a risorse enterprise. </text:span></text:p>
            <text:p><text:span text:style-name="T7">-Web Service Metadata (JSR 181): annotation-driven model web service, per la realizzazione di java web services standard.</text:span></text:p>
          </table:table-cell>
          <table:table-cell table:style-name="ce7" office:value-type="string">
            <text:p>Nino Guarnacci</text:p>
          </table:table-cell>
          <table:table-cell table:style-name="ce10" office:value-type="string">
            <text:p>JC06_CFP_JIP_05.odt</text:p>
          </table:table-cell>
          <table:table-cell table:style-name="ce30" table:number-columns-repeated="2"/>
          <table:table-cell table:style-name="ce10" table:number-columns-repeated="250"/>
        </table:table-row>
        <table:table-row table:style-name="ro9">
          <table:table-cell table:style-name="ce7" office:value-type="string">
            <text:p>AJAX-SOA Interaction [ Virtual Desktop ]</text:p>
          </table:table-cell>
          <table:table-cell table:style-name="ce7" office:value-type="string">
            <text:p>Un nuovo modo di concepire le architetture 3 tier grazie a tecniche avanzate di integrazione tra Enterprise Service Bus ed Ajax. I vantaggi di esporre come business front end un Enterprise Service Bus offrendo una migliore distribuzione del business e della logica dei flussi sul web. Un nuovo modo di pensare SOA per applicazioni Business TO Consumer. Rivoluzionare il modo di pensare ad applicazioni di tipo portale, grazie a soluzioni AJAX Based che sfruttano l'infrastruttura di servizi interni ed esterni all'azienda</text:p>
          </table:table-cell>
          <table:table-cell table:style-name="ce7" office:value-type="string">
            <text:p>Nino Guarnacci</text:p>
          </table:table-cell>
          <table:table-cell table:style-name="ce10" office:value-type="string">
            <text:p>JC06_CFP_JIP_06.odt</text:p>
          </table:table-cell>
          <table:table-cell table:style-name="ce30" table:number-columns-repeated="2"/>
          <table:table-cell table:style-name="ce10" table:number-columns-repeated="250"/>
        </table:table-row>
        <table:table-row table:style-name="ro8">
          <table:table-cell table:style-name="ce9" office:value-type="string">
            <text:p>How to diagnose and solve j2ee common performance problems affecting the business</text:p>
          </table:table-cell>
          <table:table-cell table:style-name="ce9" office:value-type="string">
            <text:p><text:span text:style-name="T12">Application Performance Management è una disciplina che permette l</text:span><text:span text:style-name="T13">a corretta gestione delle performance delle applicazione web focalizzata al miglioramento del ritorno dell'investimento (ROI) ed è l' obbiettivo principale delle operazioni di manutenzione sui sistemi in produzione.</text:span></text:p>
            <text:p><text:span text:style-name="T14">Le organizzazioni, implementando queste tecniche, possono contenere i costi dei loro clienti mantenendo alto i livello di soddisfazione, tutto questo grazie all’esatta individuazione dei punti critici e delle inefficienze del ciclo di vita delle applicazioni.</text:span></text:p>
            <text:p><text:span text:style-name="T15">Nel talk verranno esposti i metodi e le soluzioni che la disciplina dell´</text:span><text:span text:style-name="T16"> Application Performance Management propone </text:span><text:span text:style-name="T15">ai problemi di performance più comuni.</text:span></text:p>
          </table:table-cell>
          <table:table-cell table:style-name="ce7" office:value-type="string">
            <text:p>Giuseppe Galli</text:p>
          </table:table-cell>
          <table:table-cell table:style-name="ce10" office:value-type="string">
            <text:p>JC06_CFP_JIP_07.odt</text:p>
          </table:table-cell>
          <table:table-cell table:style-name="ce30" table:number-columns-repeated="2"/>
          <table:table-cell table:style-name="ce10" table:number-columns-repeated="250"/>
        </table:table-row>
        <table:table-row table:style-name="ro9">
          <table:table-cell table:style-name="ce7" office:value-type="string">
            <text:p>AJAX-SOA Business Vision [ Virtual Desktop ]</text:p>
          </table:table-cell>
          <table:table-cell table:style-name="ce7" office:value-type="string">
            <text:p>Un nuovo modo di concepire le architetture 3 tier grazie a tecniche avanzate di integrazione tra Enterprise Service Bus ed Ajax. I vantaggi di esporre come business front end un Enterprise Service Bus offrendo una migliore distribuzione del business e della logica dei flussi sul web. Un nuovo modo di pensare SOA per applicazioni Business TO Consumer. Rivoluzionare il modo di pensare ad applicazioni di tipo portale, grazie a soluzioni AJAX Based che sfruttano l'infrastruttura di servizi interni ed esterni all'azienda.</text:p>
          </table:table-cell>
          <table:table-cell table:style-name="ce7" office:value-type="string">
            <text:p>Livio <text:span text:style-name="T1">Crestini</text:span></text:p>
          </table:table-cell>
          <table:table-cell table:style-name="ce10" office:value-type="string">
            <text:p>JC06_CFP_JIP_08.odt</text:p>
          </table:table-cell>
          <table:table-cell table:style-name="ce30" table:number-columns-repeated="2"/>
          <table:table-cell table:style-name="ce10" table:number-columns-repeated="250"/>
        </table:table-row>
        <table:table-row table:style-name="ro10">
          <table:table-cell table:style-name="ce7" office:value-type="string">
            <text:p>Kommons, reusable J2ME objects</text:p>
          </table:table-cell>
          <table:table-cell table:style-name="ce19" office:value-type="string">
            <text:p><text:span text:style-name="T17">kommons è un progetto opensource rilasciato sotto licenza Sun Public 1.0. </text:span></text:p>
            <text:p><text:span text:style-name="T17">Le classi presenti in kommons facilitano la vita dello sviluppatore Java Micro Edition: sono infatti presenti all'interno del progetto un </text:span><text:span text:style-name="T18">Logger</text:span><text:span text:style-name="T17">, un </text:span><text:span text:style-name="T18">client</text:span><text:span text:style-name="T17"> Http, numerose classi di utilità e soprattuto la Cache. </text:span></text:p>
            <text:p><text:span text:style-name="T17">La cache di kommons permette la serializzazione su dispositivi mobili di qualsiasi tipo di oggetto, a oggi è l'unico meccanismo di persistenza per dispositivi MIDP.</text:span></text:p>
          </table:table-cell>
          <table:table-cell table:style-name="ce7" office:value-type="string">
            <text:p>Antonio Terreno</text:p>
          </table:table-cell>
          <table:table-cell table:style-name="ce10" office:value-type="string">
            <text:p>JC06_CFP_JMF_001.odt</text:p>
          </table:table-cell>
          <table:table-cell table:style-name="ce30" table:number-columns-repeated="2"/>
          <table:table-cell table:style-name="ce10" table:number-columns-repeated="250"/>
        </table:table-row>
        <table:table-row table:style-name="ro10">
          <table:table-cell table:style-name="ce7" office:value-type="string">
            <text:p>Fluidtime Bluetooth Server</text:p>
          </table:table-cell>
          <table:table-cell table:style-name="ce19" office:value-type="string">
            <text:p><text:span text:style-name="T17">Il Fluidtime Bluetooth server è un server Java in grado di inviare ai dispositivi Bluetooth presenti nelle prossimità dello stesso qualsiasi tipo di contenuto multimediale tramite la tecnologia Bluetooth. </text:span></text:p>
            <text:p><text:span text:style-name="T17">Alcune caratteristiche (il riconoscimento dei devices, la capacità di servire più di 7 </text:span><text:span text:style-name="T18">devices</text:span><text:span text:style-name="T17"> contemporaneamente, le condizioni “climatiche” a cui può lavorare) lo rendono pressoché unico nel panorama dei </text:span><text:span text:style-name="T18">proximity</text:span><text:span text:style-name="T17"> media </text:span><text:span text:style-name="T18">servers.</text:span></text:p>
          </table:table-cell>
          <table:table-cell table:style-name="ce7" office:value-type="string">
            <text:p>Antonio Terreno</text:p>
          </table:table-cell>
          <table:table-cell table:style-name="ce10" office:value-type="string">
            <text:p>JC06_CFP_JMF_002.odt</text:p>
          </table:table-cell>
          <table:table-cell table:style-name="ce30" table:number-columns-repeated="2"/>
          <table:table-cell table:style-name="ce10" table:number-columns-repeated="250"/>
        </table:table-row>
        <table:table-row table:style-name="ro11">
          <table:table-cell table:style-name="ce10" office:value-type="string">
            <text:p>Mobup.org</text:p>
          </table:table-cell>
          <table:table-cell table:style-name="ce20" office:value-type="string">
            <text:p><text:span text:style-name="T7">Mobup e' una midlet J2ME sviluppata al fine di abilitare i cellulari dotati di fotocamera al posting assistito di fotografie su web. Col passare del tempo e l'allargarsi del gruppo di beta testers l'applicazione si e' arricchita fino a diventare uno strumento per il mobile blogging: foto e testi caricati con una user experience ottimale sul web, grazie all'appoggio al portale di photosharing www.flicker.com.</text:span></text:p>
            <text:p><text:span text:style-name="T7">Mobup permette di corredare lo scatto con un titolo, una descrizione e delle tag che ne permettano una migliore reperibilità – e l'inserimento della fotografia in raccolte create da utenti singoli o in gruppi pubblici.</text:span></text:p>
            <text:p><text:span text:style-name="T7">Mobup e' un progetto open source che all'oggi vede una sempre piu' ricca comunità di svilippatori partecipare con consigli, porzioni di codice, nuove funzionalità e patch.</text:span></text:p>
            <text:p><text:span text:style-name="T7">Piu' di 300 download del codice sorgente hanno portato alla creazione di una versione modificata per il mercato Giapponese e allo sviluppo di uno strumento per la registrazione di “tesori urbani” nella città di New York (USA); opera di programmatori che hanno potuto utilizzare il codice sorgente che abbiamo lasciato liberamente disponibile.</text:span></text:p>
            <text:p><text:span text:style-name="T7">Ora ci stiamo concentrando all'estensione dell'applicazione al fine di permettere il </text:span><text:span text:style-name="T19">geotagging </text:span><text:span text:style-name="T20">automatico degli scatti effettuati</text:span><text:span text:style-name="T21">: ovvero l'arricchimento automatico – attraverso la posizione della cella o dispositivi GPS esterni - le fotografie delle coordinate geostazionarie che ne permettano la rappresentazione fisica attraverso strumenti di visualizzazione geografica come Google Maps.</text:span></text:p>
            <text:p><text:span text:style-name="T7">Un'altro interessante sviluppo dell'applicazione che stiamo valutando e' quello dell'utilizzo all'interno dei cosiddetti </text:span><text:span text:style-name="T10">Urban Games</text:span><text:span text:style-name="T7">: giochi a realtà mista che vedono il proprio svolgimento in luoghi tridimensionali </text:span><text:span text:style-name="T10">reali </text:span><text:span text:style-name="T7">(un'isolato, un centro commerciale etc.) ma che si avvantaggiano dell'utilizzo delle tecnologie internet e mobile.</text:span></text:p>
            <text:p><text:span text:style-name="T7">L'obiettivo e' quello di </text:span><text:span text:style-name="T22">trasformare Mobup in una </text:span><text:span text:style-name="T19">enabling platform</text:span><text:span text:style-name="T4"> </text:span><text:span text:style-name="T7">che possa venire di volta in volta remixata e trasformata al fine di coprire le necessità sempre crescenti dei mobile users.</text:span></text:p>
          </table:table-cell>
          <table:table-cell table:style-name="ce7" office:value-type="string">
            <text:p>Matteo Penzo</text:p>
          </table:table-cell>
          <table:table-cell table:style-name="ce10" office:value-type="string">
            <text:p>JC06_CFP_JMF_003.odt</text:p>
          </table:table-cell>
          <table:table-cell table:style-name="ce30" table:number-columns-repeated="2"/>
          <table:table-cell table:style-name="ce10" table:number-columns-repeated="250"/>
        </table:table-row>
        <table:table-row table:style-name="ro12">
          <table:table-cell table:style-name="ce7" office:value-type="string">
            <text:p>A Brave New Iso World: isoj2me 1.0, un motore grafico isometrico per giochi e applicazioni J2ME</text:p>
          </table:table-cell>
          <table:table-cell table:style-name="ce7" office:value-type="string">
            <text:p><text:span text:style-name="T7">Lo speech ha come obiettivo la presentazione della versione 1.0 del motore grafico isoj2me tramite l'implementazione di un semplice videogioco.</text:span></text:p>
            <text:p><text:span text:style-name="T7"/></text:p>
            <text:p><text:span text:style-name="T7">Questo framework open source, nato nel 2004, permette la gestione e la visualizzazione di mondi tramite una rappresentazione isometrica su dispositivi mobile J2ME. Una serie di strutture dati facilmente customizzabili facilita la definizioni di mappe ed elementi logici e grafici che possono essere utilizzitati in un gran varietà di applicazioni ludiche e non. L'inedita versione 1.0, presentata appositamente a questa Java Conference 2006, conterrà diverse migliorie che verranno confrontate con le scelte implementative delle passate versioni .</text:span></text:p>
            <text:p><text:span text:style-name="T7"/></text:p>
            <text:p><text:span text:style-name="T7">Verranno mostrati i passi necessari per la creazione un gioco dimostrativo che sfrutti le funzionalità messe a disposizione da isoj2me. Il gioco realizzato sarà un action RPG che, per quanto semplice abbastanza da essere illustrato durante il Tutorial, metterà in luce le varie feature del framework . Verranno inoltre illustrate le caratteristiche degli elementi grafici isometrici necessari a creare il corretto “look &amp; feel” tipico di questo tipo di giochi.</text:span></text:p>
            <text:p><text:span text:style-name="T7"/></text:p>
            <text:p><text:span text:style-name="T7">Infine, verrà commentata la scelta di rilasciarlo sotto una licenza libera (LGPL): questa modalità, alquanto rara nel mondo dei giochi per mobile device, permette nuovi modelli di business incentrati sull'originalità del game concept e della grafica piuttosto che sulla implementazione. Verrà anche discusso il ruolo avuto dalla community degli sviluppatori di diversi paesi che hanno deciso di contattare il team con richieste di feature, correzioni e suggerimenti.</text:span></text:p>
          </table:table-cell>
          <table:table-cell table:style-name="ce10" office:value-type="string">
            <text:p>Massimo Maria Avvisati</text:p>
          </table:table-cell>
          <table:table-cell table:style-name="ce10" office:value-type="string">
            <text:p>JC06_CFP_JMF_004.odt</text:p>
          </table:table-cell>
          <table:table-cell table:style-name="ce30" table:number-columns-repeated="2"/>
          <table:table-cell table:style-name="ce10" table:number-columns-repeated="250"/>
        </table:table-row>
        <table:table-row table:style-name="ro13">
          <table:table-cell table:style-name="ce7" office:value-type="string">
            <text:p>Enterprise Service Bus: specifiche e sviluppi nel mondo dell'Open Source</text:p>
          </table:table-cell>
          <table:table-cell table:style-name="ce7" office:value-type="string">
            <text:p><text:span text:style-name="T7">L'Enterprise Service Bus (ESB) sta emergendo negli ultimi anni come lo strumento principe per tradurre in pratica la necessità di integrazione tra diversi ambienti e sistemi realizzati in tempi e con tecnologie differenti.</text:span></text:p>
            <text:p><text:span text:style-name="T7">A seguito della comparsa di numerosi prodotti di questo tipo, il Java Community Process ha elaborato e rilasciato una specifica, la Java Business Interface (JBI), che ha l'intento di definire un'architettura comune per gli ESB in modo da garantire una reale interoperabilità tra prodotti differenti.</text:span></text:p>
            <text:p><text:span text:style-name="T7">In questo seminario verranno illustrati i concetti fondamentali di JBI e presentati alcuni prodotti open source (in particolare Apache ServiceMix, di cui sarà fornita anche una dimostrazione) che supportano la specifica e permettono di creare un Enterprise Service Bus totalmente basato su software libero.</text:span></text:p>
          </table:table-cell>
          <table:table-cell table:style-name="ce7" office:value-type="string">
            <text:p>Filippo Diotalevi</text:p>
          </table:table-cell>
          <table:table-cell table:style-name="ce10" office:value-type="string">
            <text:p>JC06_CFP_JUGMI_001.odt</text:p>
          </table:table-cell>
          <table:table-cell table:style-name="ce30" table:number-columns-repeated="2"/>
          <table:table-cell table:style-name="ce10" table:number-columns-repeated="250"/>
        </table:table-row>
        <table:table-row table:style-name="ro14">
          <table:table-cell table:style-name="ce7" office:value-type="string">
            <text:p>eLawOffice : gestione Studio Legale open source</text:p>
          </table:table-cell>
          <table:table-cell table:style-name="ce7" office:value-type="string">
            <text:p><text:span text:style-name="T7">Gestione di un progetto open source in Java : i vantagggi per utenti e sviluppatori in un progetto per la gestione di uno studio legale, su windows/linux con mysql e l'integrazione di OpenOffice. </text:span></text:p>
            <text:p><text:span text:style-name="T7">Presentazione del progetto; Q/A; demo applicativo, dimostrazione features con integrazione openoffice; Q/A; parte tecnica : features del lato sviluppatori.</text:span></text:p>
          </table:table-cell>
          <table:table-cell table:style-name="ce24" office:value-type="string">
            <text:p>Diego Zanga</text:p>
          </table:table-cell>
          <table:table-cell table:style-name="ce10" office:value-type="string">
            <text:p>JC06_CFP_JUGMI_002.odt</text:p>
          </table:table-cell>
          <table:table-cell table:style-name="ce30" table:number-columns-repeated="2"/>
          <table:table-cell table:style-name="ce10" table:number-columns-repeated="250"/>
        </table:table-row>
        <table:table-row table:style-name="ro4">
          <table:table-cell table:style-name="ce7" office:value-type="string">
            <text:p>Sviluppare su OpenOffice.org con Java </text:p>
          </table:table-cell>
          <table:table-cell table:style-name="ce7" office:value-type="string">
            <text:p><text:span text:style-name="T7">OpenOffice.org non è solo la principale suite di applicazioni per l'ufficio completamente libera e basata su open standard (OpenDocument è standard ISO), ma può trasformarsi in una potente piattaforma per applicazioni document-based programmabile via Java.</text:span></text:p>
            <text:p><text:span text:style-name="T7">In questa presentazione esploreremo le potenzialità del connubio fra OpenOffice.org e Java tramite alcuni esempi applicativi. In particolare vedremo la possibilità di eseguire script nei linguaggi basati su JVM come BeanShell e Jython, l'esecuzione remota da applicazioni Java esterne di funzioni di OpenOffice.org lanciato in modalità server, e i diversi punti di aggancio per estendere le funzionalità della suite dall'interno tramite componenti Java custom.</text:span></text:p>
            <text:p><text:span text:style-name="T7">Vedremo infine la nuova applicazione Base presente in OpenOffice.org 2.0 per l'accesso a sorgenti dati JDBC.</text:span></text:p>
          </table:table-cell>
          <table:table-cell table:style-name="ce25" office:value-type="string">
            <text:p>Marcello Teodori <text:s/></text:p>
          </table:table-cell>
          <table:table-cell table:style-name="ce10" office:value-type="string">
            <text:p>JC06_CFP_JUGMI_003.odt</text:p>
          </table:table-cell>
          <table:table-cell table:style-name="ce30" table:number-columns-repeated="2"/>
          <table:table-cell table:style-name="ce10" table:number-columns-repeated="250"/>
        </table:table-row>
        <table:table-row table:style-name="ro13">
          <table:table-cell table:style-name="ce7" office:value-type="string">
            <text:p>Java sul tuo Mac</text:p>
          </table:table-cell>
          <table:table-cell table:style-name="ce7" office:value-type="string">
            <text:p><text:span text:style-name="T7">Mac OS X di Apple è il sistema operativo più diffuso disponibile sul mercato già con una JVM pre-installata e Java è a buon diritto uno dei mattoni fondamentali di questo sistema.</text:span></text:p>
            <text:p><text:span text:style-name="T7">In questa presentazione vedremo peculiarità, vantaggi e svantaggi dell'implementazione di Java fornita da Apple. Analizzeremo inoltre in dettaglio l'integrazione con il sistema operativo ed il packaging di un'applicazione desktop sviluppata su Swing con look and feel Aqua e di una sviluppata sulle API Cocoa, specifiche di Mac OS X.</text:span></text:p>
            <text:p><text:span text:style-name="T7">Infine verrà presentata una panoramica sullo stato attuale della piattaforma circa disponibilità di application server, librerie e strumenti di sviluppo, in particolare in relazione al recente passaggio da architettura PowerPC ad Intel.</text:span></text:p>
          </table:table-cell>
          <table:table-cell table:style-name="ce25" office:value-type="string">
            <text:p>Marcello Teodori</text:p>
          </table:table-cell>
          <table:table-cell table:style-name="ce10" office:value-type="string">
            <text:p>JC06_CFP_JUGMI_004.odt</text:p>
          </table:table-cell>
          <table:table-cell table:style-name="ce30" table:number-columns-repeated="2"/>
          <table:table-cell table:style-name="ce10" table:number-columns-repeated="250"/>
        </table:table-row>
        <table:table-row table:style-name="ro15">
          <table:table-cell table:style-name="ce7" office:value-type="string">
            <text:p>Programmazione Orientata agli Aspetti e AspectJ</text:p>
          </table:table-cell>
          <table:table-cell table:style-name="ce7" office:value-type="string">
            <text:p><text:span text:style-name="T23">La programmazione orientata agli aspetti (AOP) cerca di dare una</text:span></text:p>
            <text:p><text:span text:style-name="T23">soluzione alle limitazioni dei linguaggi attualmente esistenti. Si</text:span></text:p>
            <text:p><text:span text:style-name="T23">punta, in particolare, ad aumentare il grado di separazione</text:span></text:p>
            <text:p><text:span text:style-name="T23">dell'implementazione di funzionalita' distinte.</text:span></text:p>
            <text:p><text:span text:style-name="T23">Durante il seminario verranno introdotti i costrutti fondamentali</text:span></text:p>
            <text:p><text:span text:style-name="T23">dell'AOP con esempi di codice scritti in AspectJ, l'estensione di java</text:span></text:p>
            <text:p><text:span text:style-name="T23">ad aspetti. Il seminario si concludera' con uno accenno al paragone fra due implementazioni distinte di una stessa funzionalita' ad aspetti e ad oggetti.</text:span></text:p>
          </table:table-cell>
          <table:table-cell table:style-name="ce23" office:value-type="string">
            <text:p>Mariano Ceccato</text:p>
          </table:table-cell>
          <table:table-cell table:style-name="ce10" office:value-type="string">
            <text:p>JC06_CFP_JUGPD_001.odt</text:p>
          </table:table-cell>
          <table:table-cell table:style-name="ce30" table:number-columns-repeated="2"/>
          <table:table-cell table:style-name="ce10" table:number-columns-repeated="250"/>
        </table:table-row>
        <table:table-row table:style-name="ro14">
          <table:table-cell table:style-name="ce11" office:value-type="string">
            <text:p>Hecl – un linguaggio di scripting per J2ME</text:p>
          </table:table-cell>
          <table:table-cell table:style-name="ce7" office:value-type="string">
            <text:p>Hecl porta i vantaggi di un linguaggio di scripting open source al mondo J2ME: e` dinamico, flessibile, facile da imparare e usare, e puo` ridurre in modo notevole i tempi di sviluppo di semplici applicazioni per cellulari e altri sistema dove gira Java. <text:s text:c="2"/>Parleremo di cos'e` Hecl, come funziona, come si integra nel mondo J2ME,e <text:s/>come puoi usarlo nelle tue applicazioni Java.</text:p>
          </table:table-cell>
          <table:table-cell table:style-name="ce23" office:value-type="string">
            <text:p>David N. Welton</text:p>
          </table:table-cell>
          <table:table-cell table:style-name="ce10" office:value-type="string">
            <text:p>JC06_CFP_JUGPD_002.odt</text:p>
          </table:table-cell>
          <table:table-cell table:style-name="ce30" table:number-columns-repeated="2"/>
          <table:table-cell table:style-name="ce10" table:number-columns-repeated="250"/>
        </table:table-row>
        <table:table-row table:style-name="ro13">
          <table:table-cell table:style-name="ce7" office:value-type="string">
            <text:p>L'enterprise preferisce Java a Ruby on Rails: come e perchè avviene questa scelta.</text:p>
          </table:table-cell>
          <table:table-cell table:style-name="ce21" office:value-type="string">
            <text:p><text:span text:style-name="T24">Nell'ultimo anno è balzato alle luci della ribalta il framework web Ruby on Rails. Per le sue caratteristiche di facilità di sviluppo e di elevata produttività si è subito reso noto all'interno delle comunità degli sviluppatori, ma in ambito enterprise, queste caratteristiche riescono a giustificarne l'utilizzo? In progetti di grosse dimensioni, che impegnano team composti da più di cinque persone e che producono software il cui ciclo di vita è superiore ai tre anni</text:span><text:span text:style-name="T16">, Ruby on Rails riesce ad essere una soluzione completa come la piattaforma web Java?</text:span></text:p>
            <text:p><text:span text:style-name="T7">Obiettivo della presentazione è fornire una visione ai team leader, ai project manager ed ai </text:span><text:span text:style-name="T25">Chief Technology Officer</text:span><text:span text:style-name="T7"> del perchè e del come utilizzare il linguaggio Java per ottenere soluzioni rubuste, in tempi simili a quelli di Ruby on Rails e con un costo di manutenzione inferiore.</text:span></text:p>
          </table:table-cell>
          <table:table-cell table:style-name="ce23" office:value-type="string">
            <text:p>Jacopo Murador</text:p>
          </table:table-cell>
          <table:table-cell table:style-name="ce10" office:value-type="string">
            <text:p>JC06_CFP_JUGPD_003.odt</text:p>
          </table:table-cell>
          <table:table-cell table:style-name="ce30" table:number-columns-repeated="2"/>
          <table:table-cell table:style-name="ce10" table:number-columns-repeated="250"/>
        </table:table-row>
        <table:table-row table:style-name="ro16">
          <table:table-cell table:style-name="ce7" office:value-type="string">
            <text:p>An OpenSource Service Delivery Platform for IP Services</text:p>
          </table:table-cell>
          <table:table-cell table:style-name="ce22" office:value-type="string">
            <text:p><text:span text:style-name="T26">Il successo della banda larga e i nuovi servizi (triple e quadruple play) rappresentano il principale motore di una rivoluzione digitale che ha nella convergenza sul protocollo IP uno dei suoi trend principali. Attualmente stiamo sperimentando una prima fase dominata dal VoIP, ovvero dalla migrazione su IP, via Internet o Intranet, dei servizi di telefonia tradizionale PSTN. Nei prossimi anni e’ ragionevole prevedere una ben piu’ profonda modifica del mondo ICT che portera’ ad una profonda integrazione dei servizi di fonia e video nell’infrastruttura informatica aziendale - ERP, CRM, .. ma anche posta elettronica, instant messaging, .. - ed ad una contemporanea revisione dei processi aziendali grazie alla convergenza dei servizi erogati tramite una singola piattaforma tecnologica integrata. </text:span></text:p>
            <text:p><text:span text:style-name="T26">Click-to-dial su applicazioni aziendali, accesso al CMS e desktop sharing durante (video) conferenze, servizi di Presence Management, Instant Messaging integrato con servizi video/voce ed applicazioni corporate, sono solo alcune delle possibili integrazioni possibili; oggi disponibili attraverso attraverso l’utilizzo di piattaforme proprietarie. E’ tuttavia possibile ipotizzare una piattaforma aperta ed opensource che consenta l’integrazione di applicazioni di varia origine tra cui l’enorme messe di applicativi disponibili. </text:span></text:p>
            <text:p><text:span text:style-name="T17">Un approccio molto promettente e’ quello basato sull’utilizzo di una piattaforma SDP (Service Delivery Platform) basata su di una architettura orientata ai servizi (SOA) in cui un componente con funzioni di event router viene utilizzato per integrare dei Service Building Blocks (SBB) e dei Resource Adaptors (RA) per realizzare servizi qualsivoglia complessi. </text:span></text:p>
            <text:p><text:span text:style-name="T17">Questa architettura permette di cogliere bene la natura intrinsicamente asincrona dei servizi VoIP e MMoIP nonche’ di operare le necessarie operazioni di traduzione ed adattamento tra i diversi componenti. Sun in particolare ha sviluppato una tecnologia all'avanguardia come la JSLEE (JAIN Service Level Execution Environment), che destinata all'esecuzione di servizi TLC, soddisfa necessita' implicite di di high-throughput e high-availability.</text:span></text:p>
            <text:p><text:span text:style-name="T17">Rispetto allo sviluppo di puri servizi di TLC tuttavia e’ necessario tenere in debito conto l’integrazione di servizi forniti da componenti tipici delle piattaforme ITC aziendali come ad esempio applicazioni ERP, CRM, .. In tale ambito e’ difficile se non impossibile integrare una intera applicazione ERP nell’ambito di un framework composto unicamente da SBB e RA che si e quindi preferito utilizzare come proxy per applicazioni mantenute esternamente. </text:span></text:p>
            <text:p><text:span text:style-name="T17">In particolare abbiamo scelto di sviluppare una SDP basata su di un modello opensource, sia in termini di codice sorgente che di definizione delle interfacce. Mobicents, unica implementazione OpenSource di JSLEE certificata, e' la piattaforma utilizzata. Mobicents si poggia sul microkernel di Jboss, ed attraverso questo e' possibile avere un accesso privilegiato ai moltissimi compenenti e servizi sviluppati anche su J2EE. Mobicents permette di costruire facilmente interfacce con middleware telefonici come Asterisk, SER e SipX </text:span></text:p>
            <text:p><text:span text:style-name="T17">I benefici di tale approccio si muovono lungo diverse direzioni: costi affrontabili anche dalle PMI, rapidita' per sviluppare servizi corporate (nella intranet per rafforzare collaborazione e processi aziendali) e verso i clienti, ampie possibilita' di interazione per i Distretti Industriali.</text:span></text:p>
            <text:p><text:span text:style-name="T17">Nel corso della presentazione forniremo una introduzione sull’architettura di JSLEE/Mobicent e come questa venga da noi utilizzata per realizzare una versione iniziale della Service Delivery Platform. </text:span></text:p>
            <text:p><text:span text:style-name="T26">Attraveso un esempio pratico mostreremo come sviluppare un servizio complesso in grado di fare interagire un servizio VoIP gestita tramite un IP-PBX/MediaGateway opensource - Asterisk - con un'applicazione aziendale come un CRM e di sfruttare diversi canali di accesso per accedere ai servizi offerti - eMail, web, IM, voicemail,... – sviluppando servizi complessi in Java all’interno della piattaforma Mobicent componendo SBB e RA.</text:span></text:p>
          </table:table-cell>
          <table:table-cell table:style-name="ce25" office:value-type="string">
            <text:p>Michele Bianchi</text:p>
          </table:table-cell>
          <table:table-cell table:style-name="ce10" office:value-type="string">
            <text:p>JC06_CFP_JUGPD_004.odt</text:p>
          </table:table-cell>
          <table:table-cell table:style-name="ce30" table:number-columns-repeated="2"/>
          <table:table-cell table:style-name="ce10" table:number-columns-repeated="250"/>
        </table:table-row>
        <table:table-row table:style-name="ro8">
          <table:table-cell table:style-name="ce7" office:value-type="string">
            <text:p><text:span text:style-name="T1">Come creare una web application 100% Ajax in un'ora utilizzando </text:span><text:span text:style-name="T2">Roma Framework</text:span><text:span text:style-name="T1">.</text:span></text:p>
          </table:table-cell>
          <table:table-cell table:style-name="ce7" office:value-type="string">
            <text:p><text:span text:style-name="T7">Quando si progetta una nuova applicazione occorre prestare molta attenzione alla scelta delle tecnologie e dei prodotti giusti. Nel mondo Java c'è davvero l'imbarazzo della scelta e spesso ci si trova a non sapere davvero qual'è quella migliore in quanto a features, stabilità, performance, scalabilità e costi.</text:span></text:p>
            <text:p><text:span text:style-name="T7">La sessione ha lo scopo di illustrare </text:span><text:span text:style-name="T27">Roma Framework</text:span><text:span text:style-name="T7">: un nuovo strumento per lo sviluppo rapido di applicazioni Java. Basato sui principi guida di </text:span><text:span text:style-name="T27">Ruby On Rails</text:span><text:span text:style-name="T7">, Roma integra le migliori tecnologie Java esistenti.</text:span></text:p>
            <text:p><text:span text:style-name="T7">Durante la sessione verrà utilizzato Roma Framework per creare da zero una Web Application con la tecnologia emergente del </text:span><text:span text:style-name="T27">Web 2.0</text:span><text:span text:style-name="T7">: </text:span><text:span text:style-name="T27">Ajax</text:span><text:span text:style-name="T7">.</text:span></text:p>
          </table:table-cell>
          <table:table-cell table:style-name="ce23" office:value-type="string">
            <text:p>Luca Garulli</text:p>
          </table:table-cell>
          <table:table-cell table:style-name="ce10" office:value-type="string">
            <text:p>JC06_CFP_JUGRM_001.odt</text:p>
          </table:table-cell>
          <table:table-cell table:style-name="ce30" table:number-columns-repeated="2"/>
          <table:table-cell table:style-name="ce10" table:number-columns-repeated="250"/>
        </table:table-row>
        <table:table-row table:style-name="ro17">
          <table:table-cell table:style-name="ce7" office:value-type="string">
            <text:p>JOONE: Un framework Open Source per l'utilizzo delle Reti Neurali Artificiali</text:p>
          </table:table-cell>
          <table:table-cell table:style-name="ce7" office:value-type="string">
            <text:p><text:span text:style-name="T7">Le reti neurali artificiali si stanno rivelando una valida alternativa per risolvere problemi complessi in domini applicativi, come il riconoscimento, la previsione, il data mining, ecc. nei quali l'informatica 'classica' non riesce ad ottenere risultati soddisfacenti.</text:span></text:p>
            <text:p><text:span text:style-name="T7">JOONE – Java Object Oriented Neural Engine - è un framework open source scritto in Java per la definizione, addestramento ed utilizzo di reti neurali artificiali. Esso permette, attraverso una architettura modulare e scalare, di implementare una vasta tipologia i reti neurali, addestrarle utilizzando i più comuni algoritmi di apprendimento, ed infine utilizzarle all'interno di qualsiasi applicazione scritta in Java.</text:span></text:p>
            <text:p><text:span text:style-name="T7">Joone è composto da tre moduli principali: </text:span></text:p>
            <text:p><text:span text:style-name="T7">1 - Una completa libreria che espone API per poter utilizzare il framework all'interno di applicazioni Java</text:span></text:p>
            <text:p><text:span text:style-name="T7">2 – Un editor visuale per costruire e testare reti neurali attraverso una comoda interfaccia user-friendly</text:span></text:p>
            <text:p><text:span text:style-name="T7">3 – Un ambiente di training distribuito per poter addestrare molte reti neurali in parallelo su diverse macchine connesse ad una LAN</text:span></text:p>
          </table:table-cell>
          <table:table-cell table:style-name="ce7" office:value-type="string">
            <text:p>Paolo Marrone</text:p>
          </table:table-cell>
          <table:table-cell table:style-name="ce10" office:value-type="string">
            <text:p>JC06_CFP_JUGRM_002.odt</text:p>
          </table:table-cell>
          <table:table-cell table:style-name="ce30" table:number-columns-repeated="2"/>
          <table:table-cell table:style-name="ce10" table:number-columns-repeated="250"/>
        </table:table-row>
        <table:table-row table:style-name="ro15">
          <table:table-cell table:style-name="ce12" office:value-type="string">
            <text:p>Metriche CK per sistemi Java: controllo del progetto e valutazione oggettiva della qualità. <text:s text:c="2"/></text:p>
          </table:table-cell>
          <table:table-cell table:style-name="ce12" office:value-type="string">
            <text:p><text:span text:style-name="T3">-Panoramica sulle metriche <text:s/>per sistemi Object <text:s/>Oriented</text:span></text:p>
            <text:p><text:span text:style-name="T4">-Le metriche di Chidamber e Kemerer (CK)</text:span></text:p>
            <text:p><text:span text:style-name="T4">-Principali lavori di validazione delle metriche CK</text:span></text:p>
            <text:p><text:span text:style-name="T4">-Come calcolare le metriche CK nei sistemi Java</text:span></text:p>
            <text:p><text:span text:style-name="T4">-Analisi delle metriche CK: valori medi, valori estremi, code grasse</text:span></text:p>
            <text:p><text:span text:style-name="T4">-Le metriche CK come strumento di controllo dell'evoluzione del progetto</text:span></text:p>
            <text:p><text:span text:style-name="T4">-Le metriche CK come strumento di valutazione oggettiva di un progetto Java</text:span></text:p>
            <text:p><text:span text:style-name="T4">-Caso di studio: metriche <text:s/>CK <text:s/>per JDK, Netbeans e GlassFish</text:span></text:p>
          </table:table-cell>
          <table:table-cell table:style-name="ce19" office:value-type="string">
            <text:p>Sandro Pinna</text:p>
          </table:table-cell>
          <table:table-cell table:style-name="ce10" office:value-type="string">
            <text:p>JC06_CFP_JUGSA_001.odt</text:p>
          </table:table-cell>
          <table:table-cell table:style-name="ce30" table:number-columns-repeated="2"/>
          <table:table-cell table:style-name="ce10" table:number-columns-repeated="250"/>
        </table:table-row>
        <table:table-row table:style-name="ro18">
          <table:table-cell table:style-name="ce7" office:value-type="string">
            <text:p>Quando Java sposa la community: l'esperienza “JUG Sardegna per l'Avis”</text:p>
          </table:table-cell>
          <table:table-cell table:style-name="ce7" office:value-type="string">
            <text:p><text:span text:style-name="T16">In tutto il mondo, i Java User Group svolgono un ruolo importante nella promozione e diffusione della tecnologia Java. Un lavoro svolto principalmente nel tempo libero da appassionati, esperti e professionisti per il puro piacere di creare qualcosa di utile per tutti, senza fini di lucro. </text:span><text:span text:style-name="T16"><text:line-break/></text:span><text:span text:style-name="T16">In questo contesto, la forza della community rappresenta un </text:span><text:span text:style-name="T10">valore aggiunto</text:span><text:span text:style-name="T16"> rispetto alla pura somma dei singoli, e spesso riesce anche ad andare oltre alle consuete tematiche tecniche, fornendo benefici anche nel sociale. </text:span><text:span text:style-name="T16"><text:line-break/></text:span><text:span text:style-name="T16">Il pluripremiato progetto “JUG Sardegna per l'AVIS” </text:span><text:span text:style-name="T16"><text:a xlink:href="http://jug-avis.dev.java.net/">http://jug-avis.dev.java.net</text:a></text:span><text:span text:style-name="T16"> <text:s text:c="4"/>per la gestione e l'invio di messaggi SMS ai donatori di sangue, rappresenta un esempio di come Java, e la community del JUG Sardegna, abbiano fornito una soluzione </text:span><text:span text:style-name="T28">reale</text:span><text:span text:style-name="T16"> ed </text:span><text:span text:style-name="T28">economicamente conveniente</text:span><text:span text:style-name="T16"> ad alcuni centri AVIS. </text:span><text:span text:style-name="T16"><text:line-break/></text:span><text:span text:style-name="T16">Durante la presentazione verranno illustrati la storia, lo stato del progetto e tutti i dettagli tecnico-architetturali. Particolare enfasi sarà posta sulle problematiche riguardanti la community, la gestione di un progetto open source distribuito ed il coinvolgimento di soggetti non tecnici.</text:span></text:p>
          </table:table-cell>
          <table:table-cell table:style-name="ce19" office:value-type="string">
            <text:p>Fabrizio Gianneschi</text:p>
          </table:table-cell>
          <table:table-cell table:style-name="ce10" office:value-type="string">
            <text:p>JC06_CFP_JUGSA_002.odt</text:p>
          </table:table-cell>
          <table:table-cell table:style-name="ce30" table:number-columns-repeated="2"/>
          <table:table-cell table:style-name="ce10" table:number-columns-repeated="250"/>
        </table:table-row>
        <table:table-row table:style-name="ro15">
          <table:table-cell table:style-name="ce7" office:value-type="string">
            <text:p>Da Php a Java <text:s/>lightweight con Spring, un caso di studio</text:p>
          </table:table-cell>
          <table:table-cell table:style-name="ce7" office:value-type="string">
            <text:p><text:span text:style-name="T7">Grazie al sempre maggior riconoscimento delle qualita di Java, molte aziende si ritrovano nella condizione di soddisfare clienti che richiedono di effettuare porting e aggiornamenti in <text:s/>Java di applicazioni scritte in altri linguaggi e da altre aziende.</text:span></text:p>
            <text:p><text:span text:style-name="T7">Un caso di studio di una web application per la promozione del territorio nata in Php, <text:s/>e riscritta con Spring (Framework Lightweight Java Open Source) e con <text:s/>iBatis, in un tempo molto breve.</text:span></text:p>
            <text:p><text:span text:style-name="T7">L'applicazione finale è risultata più performante, scalabile, modulare e manutenibile della rispettiva versione in Php.</text:span></text:p>
          </table:table-cell>
          <table:table-cell table:style-name="ce19" office:value-type="string">
            <text:p>Frame s.r.l</text:p>
          </table:table-cell>
          <table:table-cell table:style-name="ce10" office:value-type="string">
            <text:p>JC06_CFP_JUGSA_003.odt</text:p>
          </table:table-cell>
          <table:table-cell table:style-name="ce30" table:number-columns-repeated="2"/>
          <table:table-cell table:style-name="ce10" table:number-columns-repeated="250"/>
        </table:table-row>
        <table:table-row table:style-name="ro19">
          <table:table-cell table:style-name="ce7" office:value-type="string">
            <text:p>Agile Enterprise Java development con Spring ed iBatis: l'esempio del Jug Avis web</text:p>
          </table:table-cell>
          <table:table-cell table:style-name="ce7" office:value-type="string">
            <text:p><text:span text:style-name="T7">Il Jug Avis Web è la versione Web costruita con Spring e l'Inversion of Control, del pluripremiato progetto Jug Sardegna per l' Avis, rilasciato con licenza Open-source dal Jug Sardegna Onlus</text:span></text:p>
            <text:p><text:span text:style-name="T7">Il JUG Sardegna Onlus, ha messo a disposizione gratuitamente le competenze dei propri soci, per sviluppare applicazioni di supporto alle associazioni dei donatori del sangue (AVIS) in Sardegna.</text:span></text:p>
            <text:p><text:span text:style-name="T7">Sulla base delle richieste dei centri e con il lavoro gratuito dei propri soci, il Jug Sardegna ha realizzato due applicazioni, una stand-alone e una web, per permettere l'invio di sms ai donatori da parte dei centri AVIS, ogni qual volta si renda necessario una immediata comunicazione.</text:span></text:p>
            <text:p><text:span text:style-name="T7">Vedremo la versione web realizzata con le più moderne metodologie di sviluppo, e con i migliori software Open Source Java, mostrando come il linguaggio Java e l'Open Source possano risolvere in maniera concreta ed <text:s/>economicamente favorevole, problemi di vitale importanza, come la raccolta del sangue.</text:span></text:p>
          </table:table-cell>
          <table:table-cell table:style-name="ce19" office:value-type="string">
            <text:p>Massimiliano Dessì</text:p>
          </table:table-cell>
          <table:table-cell table:style-name="ce10" office:value-type="string">
            <text:p>JC06_CFP_JUGSA_004.odt</text:p>
          </table:table-cell>
          <table:table-cell table:style-name="ce30" table:number-columns-repeated="2"/>
          <table:table-cell table:style-name="ce10" table:number-columns-repeated="250"/>
        </table:table-row>
        <table:table-row table:style-name="ro17">
          <table:table-cell table:style-name="ce13" office:value-type="string">
            <text:p>La localizzazione in Java tramite lo standard TMX</text:p>
          </table:table-cell>
          <table:table-cell table:style-name="ce12" office:value-type="string">
            <text:p><text:span text:style-name="T3">Uno degli aspetti fondamentali dell'internazionalizzazione consiste nel separare dal nucleo del codice sorgente i testi, le etichette, i messaggi ed altre informazioni sensibili alla localizzazione. Questo consente di mantenere la stessa base di codice sorgente per tutte le versioni del prodotto nelle diverse lingue e facilita il processo di traduzione perchè tutte le risorse sensibili al contesto locale sono ben identificate ed isolate.</text:span></text:p>
            <text:p><text:span text:style-name="T4">Fin dalla JDK 1.1 Java offre un vasto supporto all'internazionalizzazione (i18n) attraverso una molteplicità di strumenti che consentono diversi approcci. Tuttavia questi strumenti possono risultare insufficienti quando il nostro mercato di riferimento è quello globale in cui i costi di traduzione e manutenzione dei testi (che comprendono le etichette, i messaggi, gli elementi di menù, ...) possono assumere dimensioni consistenti.</text:span></text:p>
            <text:p><text:span text:style-name="T4">In quest'ottica, l'adozione dello standard TMX consente di introdurre nella gestione dei testi e delle traduzioni i concetti di riuso, aumento della consistenza, riduzione della durata del ciclo produttivo e riduzione dei costi.</text:span></text:p>
            <text:p><text:span text:style-name="T4">In questa presentazione verrà illustrata una classe Open Source per localizzare i progetti Java utilizzando TMX, uno standard basato su XML.</text:span></text:p>
          </table:table-cell>
          <table:table-cell table:style-name="ce26" office:value-type="string">
            <text:p>Nicola Asuni</text:p>
          </table:table-cell>
          <table:table-cell table:style-name="ce10" office:value-type="string">
            <text:p>JC06_CFP_JUGSA_005.odt</text:p>
          </table:table-cell>
          <table:table-cell table:style-name="ce30" table:number-columns-repeated="2"/>
          <table:table-cell table:style-name="ce10" table:number-columns-repeated="250"/>
        </table:table-row>
        <table:table-row table:style-name="ro20">
          <table:table-cell table:style-name="ce7" office:value-type="string">
            <text:p>CDC e Personal Profile: la piattaforma Java ME per dispositivi hi-end</text:p>
          </table:table-cell>
          <table:table-cell table:style-name="ce7" office:value-type="string">
            <text:p>Il mercato dei dispositivi mobili hi-end, quali palmari, PDA/Phone e smartphone, ha conquistato la maturita' e segna oggi un passo importante: i modelli attuali sono equipaggiati con tutti i piu' diffusi standard di comunicazione locale e remota, dispongono di processori potenti e memorie generose, hanno lunga autonomia, offrono flessibilita' di utilizzo che attirano sempre piu' l'utenza consumer. Per sfruttare efficacemente le potenzialita' di questi dispositivi e' importante basarsi su strumenti affidabili e potenti. CDC e Personal Profile costituiscono una piattaforma robusta ed espandibile per realizzare applicazioni complesse, realizzando la convergenza tra la potenza del core della piattaforma desktop e l'esperienza maturata nel settore mobile. Il tutorial illustra le caratteristiche della piattaforma Java ME per lo sviluppo di applicazioni per appliances e dispositivi consumer high-end. Dopo una presentazione della configurazione CDC e del Personal Profile e le differenze principali rispetto a CLDC/MIDP (di cui si parlera' anche in ambito PDA), il tutorial illustra lo sviluppo nella pratica, attraverso il CDC Mobility Pack di Netbeans e il test su device basati su Symbian OS e Windows Mobile. Saranno affrontati il processo di sviluppo dell'applicazione, disegno dell'interfaccia utente, l'accesso a librerie opzionali, funzioni di connettivita' e accesso a periferiche Bluetooth.</text:p>
          </table:table-cell>
          <table:table-cell table:style-name="ce19" office:value-type="string">
            <text:p>Stefano Sanna</text:p>
          </table:table-cell>
          <table:table-cell table:style-name="ce10" office:value-type="string">
            <text:p>JC06_CFP_JUGSA_006.odt</text:p>
          </table:table-cell>
          <table:table-cell table:style-name="ce30" table:number-columns-repeated="2"/>
          <table:table-cell table:style-name="ce10" table:number-columns-repeated="250"/>
        </table:table-row>
        <table:table-row table:style-name="ro15">
          <table:table-cell table:style-name="ce7" office:value-type="string">
            <text:p>Testing automatico di applicazioni enterprise con strumenti open source</text:p>
          </table:table-cell>
          <table:table-cell table:style-name="ce7" office:value-type="string">
            <text:p><text:span text:style-name="T7">Nelle attuali applicazioni di livello enterprise, sia basate sul web che su architetture a servizi, è sempre più necessario avere a disposizione test eseguibili automaticamente che impediscano la regressione del sistema. I prodotti commerciali attualst mente disponibili, però, sono molto costosi e spesso hanno livelli di complessità o curve di apprendimento troppo alti per essere considerati. </text:span></text:p>
            <text:p><text:span text:style-name="T7">In questo seminario saranno presentate le attuali alternative open source, con particolare riferimento a FitNesse per il test di servizi e Selenium per il test di applicazioni web.</text:span></text:p>
          </table:table-cell>
          <table:table-cell table:style-name="ce7" office:value-type="string">
            <text:p>Bruno Bossola</text:p>
          </table:table-cell>
          <table:table-cell table:style-name="ce10" office:value-type="string">
            <text:p>JC06_CFP_JUGTO_001.odt</text:p>
          </table:table-cell>
          <table:table-cell table:style-name="ce30" table:number-columns-repeated="2"/>
          <table:table-cell table:style-name="ce10" table:number-columns-repeated="250"/>
        </table:table-row>
        <table:table-row table:style-name="ro19">
          <table:table-cell table:style-name="ce12" office:value-type="string">
            <text:p><text:span text:style-name="T3">Valutazione della qualità del Software in Eclipse</text:span></text:p>
            <text:p><text:span text:style-name="T4">(come farsi dire da una macchina che stai sbagliando)</text:span></text:p>
          </table:table-cell>
          <table:table-cell table:style-name="ce7" office:value-type="string">
            <text:p><text:span text:style-name="T7">La presentazione si concentra sull'introduzione all'uso di due tools utili a valutare la qualità del design OO e sull'illustrazione delle metriche e dei principi OO classici, con particolare riferimento ai lavori Robert C. Martin.</text:span></text:p>
            <text:p><text:span text:style-name="T7">Entrambi gli strumenti (il Plugin di Eclipse “Metrics” e PMD) saranno applicati su del codice attualmente sfruttato in contesti di produzione, ma che presenta una serie di gravi pecche che ne fanno esplodere i costi di manutenzione.</text:span></text:p>
            <text:p><text:span text:style-name="T7">L'obiettivo è definire un punto minimo di qualità del software che assicuri la sopravvivenza al programmatore nel medio periodo onde evitare di scavarsi la fossa da soli per semplice ingenuità o inesperienza.</text:span></text:p>
            <text:p><text:span text:style-name="T7">L'idea è che, per creare dell'ottimo software è necessario essere degli ottimi programmatori, ma per evitare di raggiungere un punto di “puzza” che rende impossibile scrivere alcunchè senza aumentare ancora il decadimento, è sufficiente seguire dei parametri minimi calcolabili meccanicamente, quindi automatizzabili, quindi controllabili dalla macchina anche per i programmatori meno esperti.</text:span></text:p>
          </table:table-cell>
          <table:table-cell table:style-name="ce20" office:value-type="string">
            <text:p>Carlo Bottiglieri</text:p>
          </table:table-cell>
          <table:table-cell table:style-name="ce10" office:value-type="string">
            <text:p>JC06_CFP_JUGTO_002.odt</text:p>
          </table:table-cell>
          <table:table-cell table:style-name="ce30" table:number-columns-repeated="2"/>
          <table:table-cell table:style-name="ce10" table:number-columns-repeated="250"/>
        </table:table-row>
        <table:table-row table:style-name="ro21">
          <table:table-cell table:style-name="ce7" office:value-type="string">
            <text:p>Sviluppo disciplinato di applicazioni Object Oriented in Java </text:p>
          </table:table-cell>
          <table:table-cell table:style-name="ce7" office:value-type="string">
            <text:p><text:span text:style-name="T7">Oggi sviluppare applicazioni Java significa fare fronte ad un livello di complessità sempre più alto, con il rischio concreto di realizzare software che nel lungo termine diventa ingestibile. E' possibile però usare un approccio che, grazie all'uso di consolidati principi di design e alla focalizzazione sulle problematiche di business, consente di mantenere sotto controllo ciò che si realizza, evitando le facili trappole offerte da framework, pattern, tool che, quando usati in modo sconsiderato, non portano <text:s/>molto lontano.</text:span></text:p>
            <text:p><text:span text:style-name="T7">E' possibile invece, quando guidati da solidi principi di design e con un metodo disciplinato, ottenere risultati costanti e misurabili, sviluppando sistemi che non degradano nel tempo e che sono facili da manutenere ed evolvere.</text:span></text:p>
          </table:table-cell>
          <table:table-cell table:style-name="ce7" office:value-type="string">
            <text:p>Bruno Bossola</text:p>
          </table:table-cell>
          <table:table-cell table:style-name="ce10" office:value-type="string">
            <text:p>JC06_CFP_JUGTO_003.odt</text:p>
          </table:table-cell>
          <table:table-cell table:style-name="ce30" table:number-columns-repeated="2"/>
          <table:table-cell table:style-name="ce10" table:number-columns-repeated="250"/>
        </table:table-row>
        <table:table-row table:style-name="ro8">
          <table:table-cell table:style-name="ce7" office:value-type="string">
            <text:p>Sun N1 Grid Engine, l’alternativa open al calcolo distribuito.</text:p>
          </table:table-cell>
          <table:table-cell table:style-name="ce7" office:value-type="string">
            <text:p><text:span text:style-name="T7">Lo speech è incentrato sulla presentazione del prodotto N1 GridEngine di Sun, una soluzione Open Source per la distribuzione e la gestione di processi di calcolo all’interno di una architettura cluster.</text:span></text:p>
            <text:p><text:span text:style-name="T7">In particolare verranno affrontate le tematiche:</text:span></text:p>
            <text:p><text:span text:style-name="T7">Introduzione al mondo HPC (High Performance Computing)</text:span></text:p>
            <text:p><text:span text:style-name="T7">Introduzione a N1 GridEngine</text:span></text:p>
            <text:p><text:span text:style-name="T7">Presentazione DRMAA (API per N1 GridEngine)</text:span></text:p>
            <text:p><text:span text:style-name="T7">Presentazione Progetto OpenSource per la visualizzazione dello stato dei Job gestiti dal N1 Grid Engine </text:span></text:p>
          </table:table-cell>
          <table:table-cell table:style-name="ce7" office:value-type="string">
            <text:p>Gian Luca Farina Perseu – adMin Srl</text:p>
          </table:table-cell>
          <table:table-cell table:style-name="ce10" office:value-type="string">
            <text:p>JC06_CFP_JUGTO_004.odt</text:p>
          </table:table-cell>
          <table:table-cell table:style-name="ce30" table:number-columns-repeated="2"/>
          <table:table-cell table:style-name="ce10" table:number-columns-repeated="250"/>
        </table:table-row>
        <table:table-row table:style-name="ro2" table:number-rows-repeated="35">
          <table:table-cell table:style-name="ce10" table:number-columns-repeated="4"/>
          <table:table-cell table:style-name="ce30" table:number-columns-repeated="2"/>
          <table:table-cell table:style-name="ce10" table:number-columns-repeated="250"/>
        </table:table-row>
        <table:table-row table:style-name="ro2" table:number-rows-repeated="16">
          <table:table-cell table:style-name="ce14" table:number-columns-repeated="4"/>
          <table:table-cell table:style-name="ce31" table:number-columns-repeated="2"/>
          <table:table-cell table:style-name="ce14" table:number-columns-repeated="250"/>
        </table:table-row>
        <table:table-row table:style-name="ro2" table:number-rows-repeated="35">
          <table:table-cell table:style-name="ce15" table:number-columns-repeated="4"/>
          <table:table-cell table:style-name="ce32" table:number-columns-repeated="2"/>
          <table:table-cell table:style-name="ce15" table:number-columns-repeated="250"/>
        </table:table-row>
        <table:table-row table:style-name="ro2" table:number-rows-repeated="65409">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unSans-Regular" svg:font-family="SunSans-Regular" style:font-family-generic="swiss"/>
    <style:font-face style:name="Cumberland" svg:font-family="Cumberland, 'Courier New'" style:font-family-generic="modern" style:font-pitch="fixed"/>
    <style:font-face style:name="Andale Sans UI" svg:font-family="'Andale Sans UI'" style:font-pitch="variable"/>
    <style:font-face style:name="Arial1" svg:font-family="Arial" style:font-pitch="variable"/>
    <style:font-face style:name="Tahoma" svg:font-family="Tahoma" style:font-pitch="variable"/>
    <style:font-face style:name="Thorndale" svg:font-family="Thorndale, '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lbany" fo:language="it" fo:country="IT" style:font-name-asian="Andale Sans UI" style:language-asian="none" style:country-asian="none" style:font-name-complex="Tahoma" style:language-complex="none"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12">12/05/2006</text:date>, <text:time>07.18.1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6-05-11T14:36:55</meta:creation-date>
    <dc:date>2006-05-12T07:18:18</dc:date>
    <dc:language>it-IT</dc:language>
    <meta:editing-cycles>20</meta:editing-cycles>
    <meta:editing-duration>PT2H42M33S</meta:editing-duration>
    <meta:user-defined meta:name="Info 1"/>
    <meta:user-defined meta:name="Info 2"/>
    <meta:user-defined meta:name="Info 3"/>
    <meta:user-defined meta:name="Info 4"/>
    <meta:document-statistic meta:table-count="1" meta:cell-count="142"/>
  </office:meta>
</office:document-meta>
</file>